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0071in" fo:margin-right="0.0055in" fo:margin-top="0in" fo:margin-bottom="0.1555in" style:contextual-spacing="false" fo:line-height="107%" fo:text-align="center" style:justify-single-word="false" fo:text-indent="-0.0071in" style:auto-text-indent="false" style:page-number="auto"/>
    </style:style>
    <style:style style:name="P2" style:family="paragraph" style:parent-style-name="Standard">
      <style:paragraph-properties fo:margin-left="0.0071in" fo:margin-right="0.0055in" fo:margin-top="0in" fo:margin-bottom="0in" style:contextual-spacing="false" fo:line-height="107%" fo:text-align="center" style:justify-single-word="false" fo:text-indent="-0.0071in" style:auto-text-indent="false"/>
    </style:style>
    <style:style style:name="P3" style:family="paragraph" style:parent-style-name="Standard">
      <style:paragraph-properties fo:margin-left="0.2307in" fo:margin-right="0in" fo:margin-top="0in" fo:margin-bottom="0.1516in" style:contextual-spacing="false" fo:line-height="110%" fo:text-align="justify" style:justify-single-word="false" fo:text-indent="-0.0071in" style:auto-text-indent="false"/>
    </style:style>
    <style:style style:name="P4" style:family="paragraph" style:parent-style-name="Standard">
      <style:paragraph-properties fo:margin-left="0.0071in" fo:margin-right="0.0016in" fo:margin-top="0in" fo:margin-bottom="0.1173in" style:contextual-spacing="false" fo:line-height="107%" fo:text-align="center" style:justify-single-word="false" fo:text-indent="-0.0071in" style:auto-text-indent="false"/>
    </style:style>
    <style:style style:name="P5" style:family="paragraph" style:parent-style-name="Standard">
      <style:paragraph-properties fo:margin-left="0in" fo:margin-right="0in" fo:margin-top="0in" fo:margin-bottom="0.1193in" style:contextual-spacing="false" fo:line-height="107%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.1173in" style:contextual-spacing="false" fo:line-height="107%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.1555in" style:contextual-spacing="false" fo:line-height="107%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1181in" style:contextual-spacing="false" fo:line-height="107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1571in" style:contextual-spacing="false" fo:line-height="107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.1563in" style:contextual-spacing="false" fo:line-height="107%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3075in" style:contextual-spacing="false" fo:line-height="107%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7%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6%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.0161in" style:contextual-spacing="false" fo:line-height="107%" fo:text-indent="0in" style:auto-text-indent="false"/>
    </style:style>
    <style:style style:name="P15" style:family="paragraph" style:parent-style-name="Standard" style:master-page-name="">
      <style:paragraph-properties fo:margin-left="0in" fo:margin-right="0in" fo:margin-top="0in" fo:margin-bottom="0.0035in" style:contextual-spacing="false" fo:line-height="102%" fo:text-align="start" style:justify-single-word="false" fo:orphans="2" fo:widows="2" fo:hyphenation-ladder-count="no-limit" fo:text-indent="0in" style:auto-text-indent="false" style:page-number="auto" style:writing-mode="lr-tb">
        <style:tab-stops>
          <style:tab-stop style:position="2.1854in"/>
        </style:tab-stops>
      </style:paragraph-properties>
      <style:text-properties officeooo:paragraph-rsid="0015cf45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in" fo:margin-bottom="0.0035in" style:contextual-spacing="false" fo:line-height="102%" fo:text-align="start" style:justify-single-word="false" fo:orphans="2" fo:widows="2" fo:hyphenation-ladder-count="no-limit" fo:text-indent="0in" style:auto-text-indent="false" style:writing-mode="lr-tb">
        <style:tab-stops>
          <style:tab-stop style:position="2.1854in"/>
        </style:tab-stops>
      </style:paragraph-properties>
      <style:text-properties officeooo:paragraph-rsid="0015cf45" fo:hyphenate="false" fo:hyphenation-remain-char-count="2" fo:hyphenation-push-char-count="2"/>
    </style:style>
    <style:style style:name="P17" style:family="paragraph" style:parent-style-name="Standard">
      <style:paragraph-properties fo:margin-left="0.0071in" fo:margin-right="0.0063in" fo:margin-top="0in" fo:margin-bottom="0.0244in" style:contextual-spacing="false" fo:line-height="107%" fo:text-align="center" style:justify-single-word="false" fo:text-indent="-0.0071in" style:auto-text-indent="false"/>
    </style:style>
    <style:style style:name="P18" style:family="paragraph" style:parent-style-name="Standard">
      <style:paragraph-properties fo:margin-left="1.9339in" fo:margin-right="1.9327in" fo:margin-top="0in" fo:margin-bottom="0in" style:contextual-spacing="false" fo:line-height="175%" fo:text-align="justify" style:justify-single-word="false" fo:text-indent="0.3681in" style:auto-text-indent="false"/>
      <style:text-properties style:font-name="Times New Roman" fo:font-size="14pt" style:font-name-asian="Times New Roman1" style:font-size-asian="14pt" style:font-name-complex="Times New Roman1"/>
    </style:style>
    <style:style style:name="P19" style:family="paragraph" style:parent-style-name="Standard">
      <style:paragraph-properties fo:margin-left="1.9339in" fo:margin-right="1.9327in" fo:margin-top="0in" fo:margin-bottom="0in" style:contextual-spacing="false" fo:line-height="175%" fo:text-align="justify" style:justify-single-word="false" fo:text-indent="0.3681in" style:auto-text-indent="false"/>
    </style:style>
    <style:style style:name="P20" style:family="paragraph" style:parent-style-name="Standard">
      <style:paragraph-properties fo:margin-left="0.0071in" fo:margin-right="0in" fo:margin-top="0in" fo:margin-bottom="0.1516in" style:contextual-spacing="false" fo:line-height="107%" fo:text-align="end" style:justify-single-word="false" fo:text-indent="-0.0071in" style:auto-text-indent="false"/>
    </style:style>
    <style:style style:name="P21" style:family="paragraph" style:parent-style-name="Standard">
      <style:paragraph-properties fo:margin-left="0.0071in" fo:margin-right="0in" fo:margin-top="0in" fo:margin-bottom="0.1193in" style:contextual-spacing="false" fo:line-height="107%" fo:text-align="end" style:justify-single-word="false" fo:text-indent="-0.0071in" style:auto-text-indent="false"/>
    </style:style>
    <style:style style:name="P22" style:family="paragraph" style:parent-style-name="Standard">
      <style:paragraph-properties fo:margin-left="5.1575in" fo:margin-right="0in" fo:margin-top="0in" fo:margin-bottom="0in" style:contextual-spacing="false" fo:line-height="176%" fo:text-align="center" style:justify-single-word="false" fo:text-indent="0in" style:auto-text-indent="false">
        <style:tab-stops>
          <style:tab-stop style:position="6.698in"/>
        </style:tab-stops>
      </style:paragraph-properties>
    </style:style>
    <style:style style:name="P23" style:family="paragraph" style:parent-style-name="Standard">
      <style:paragraph-properties fo:margin-left="0.0465in" fo:margin-right="0in" fo:margin-top="0in" fo:margin-bottom="0.161in" style:contextual-spacing="false" fo:line-height="107%" fo:text-align="center" style:justify-single-word="false" fo:text-indent="0in" style:auto-text-indent="false"/>
    </style:style>
    <style:style style:name="P24" style:family="paragraph" style:parent-style-name="Standard" style:list-style-name="WWNum1">
      <style:paragraph-properties fo:margin-left="2.1272in" fo:margin-right="0in" fo:margin-top="0in" fo:margin-bottom="0.1236in" style:contextual-spacing="false" fo:line-height="110%" fo:text-align="justify" style:justify-single-word="false" fo:text-indent="-0.25in" style:auto-text-indent="false"/>
    </style:style>
    <style:style style:name="P25" style:family="paragraph" style:parent-style-name="Standard" style:list-style-name="WWNum1">
      <style:paragraph-properties fo:margin-left="2.1272in" fo:margin-right="0in" fo:margin-top="0in" fo:margin-bottom="0.1252in" style:contextual-spacing="false" fo:line-height="110%" fo:text-align="justify" style:justify-single-word="false" fo:text-indent="-0.25in" style:auto-text-indent="false"/>
    </style:style>
    <style:style style:name="P26" style:family="paragraph" style:parent-style-name="Standard" style:list-style-name="WWNum1">
      <style:paragraph-properties fo:margin-left="2.1272in" fo:margin-right="0in" fo:margin-top="0in" fo:margin-bottom="0.0862in" style:contextual-spacing="false" fo:line-height="110%" fo:text-align="justify" style:justify-single-word="false" fo:text-indent="-0.25in" style:auto-text-indent="false"/>
    </style:style>
    <style:style style:name="P27" style:family="paragraph" style:parent-style-name="Standard" style:list-style-name="WWNum2">
      <style:paragraph-properties fo:margin-left="2.1272in" fo:margin-right="0in" fo:margin-top="0in" fo:margin-bottom="0in" style:contextual-spacing="false" fo:line-height="110%" fo:text-align="justify" style:justify-single-word="false" fo:text-indent="-0.25in" style:auto-text-indent="false"/>
    </style:style>
    <style:style style:name="P28" style:family="paragraph" style:parent-style-name="Standard">
      <style:paragraph-properties fo:margin-left="0in" fo:margin-right="1.278in" fo:margin-top="0in" fo:margin-bottom="0.0602in" style:contextual-spacing="false" fo:line-height="157%" fo:text-indent="2.1272in" style:auto-text-indent="false"/>
    </style:style>
    <style:style style:name="P29" style:family="paragraph" style:parent-style-name="Standard">
      <style:paragraph-properties fo:margin-left="0in" fo:margin-right="0in" fo:margin-top="0in" fo:margin-bottom="0.1811in" style:contextual-spacing="false" fo:line-height="110%" fo:text-align="justify" style:justify-single-word="false" fo:text-indent="-0.0071in" style:auto-text-indent="false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7%" fo:text-indent="-0.0071in" style:auto-text-indent="false"/>
    </style:style>
    <style:style style:name="P31" style:family="paragraph" style:parent-style-name="Standard">
      <style:paragraph-properties fo:margin-left="0.2437in" fo:margin-right="0in" fo:margin-top="0in" fo:margin-bottom="0in" style:contextual-spacing="false" fo:line-height="110%" fo:text-align="justify" style:justify-single-word="false" fo:text-indent="-0.0071in" style:auto-text-indent="false"/>
    </style:style>
    <style:style style:name="P32" style:family="paragraph" style:parent-style-name="Standard">
      <style:paragraph-properties fo:margin-left="2.7638in" fo:margin-right="0in" fo:margin-top="0in" fo:margin-bottom="0in" style:contextual-spacing="false" fo:line-height="107%" fo:text-indent="-0.0071in" style:auto-text-indent="false"/>
      <style:text-properties officeooo:paragraph-rsid="0015cf45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officeooo:rsid="0015cf45" style:font-name-asian="Times New Roman1" style:font-size-asian="14pt" style:font-name-complex="Times New Roman1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4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5" style:family="text">
      <style:text-properties style:font-name="Calibri" fo:font-size="14pt" style:font-name-asian="Calibri1" style:font-size-asian="14pt" style:font-name-complex="Calibri1"/>
    </style:style>
    <style:style style:name="T6" style:family="text">
      <style:text-properties fo:color="#000080" fo:font-size="13.5pt" fo:background-color="#ffffff" loext:char-shading-value="0" style:font-size-asian="13.5pt" style:font-size-complex="13.5pt"/>
    </style:style>
    <style:style style:name="T7" style:family="text">
      <style:text-properties fo:color="#000080" fo:font-size="13.5pt" officeooo:rsid="0015cf45" fo:background-color="#ffffff" loext:char-shading-value="0" style:font-size-asian="13.5pt" style:font-size-complex="13.5pt"/>
    </style:style>
    <style:style style:name="T8" style:family="text">
      <style:text-properties fo:color="#000080" fo:font-size="13.5pt" style:font-size-asian="13.5pt" style:font-size-complex="13.5pt"/>
    </style:style>
    <style:style style:name="T9" style:family="text">
      <style:text-properties fo:color="#000080" officeooo:rsid="0015cf45" fo:background-color="#ffffff" loext:char-shading-value="0"/>
    </style:style>
    <style:style style:name="T10" style:family="text">
      <style:text-properties fo:color="#000080" fo:font-size="10pt" officeooo:rsid="0015cf45" fo:background-color="#ffffff" loext:char-shading-value="0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Министерство образования и науки Украины </text:span></text:p>
      <text:p text:style-name="P3"><text:span text:style-name="T1">Национальный аэрокосмический университет им. Н.Е. Жуковского “ХАИ” </text:span></text:p>
      <text:p text:style-name="P4"><text:span text:style-name="T1">кафедра 302 </text:span></text:p>
      <text:p text:style-name="P5"><text:span text:style-name="T1"><text:s/></text:span></text:p>
      <text:p text:style-name="P6"><text:span text:style-name="T1"><text:s/></text:span></text:p>
      <text:p text:style-name="P5"><text:span text:style-name="T1"><text:s/></text:span></text:p>
      <text:p text:style-name="P6"><text:span text:style-name="T1"><text:s/></text:span></text:p>
      <text:p text:style-name="P6"><text:span text:style-name="T1"><text:s/></text:span></text:p>
      <text:p text:style-name="P7"><text:span text:style-name="T1"><text:s/></text:span></text:p>
      <text:p text:style-name="P17"><text:span text:style-name="T1">Лабораторная работа №3</text:span></text:p>
      <text:p text:style-name="P17"><text:span text:style-name="T1"><text:line-break/></text:span><text:span text:style-name="T4">ПОСТРОЕНИЕ КРАТЧАЙШЕГО ДЕРЕВА ЗАДАННОГО </text:span></text:p>
      <text:p text:style-name="P2"><text:span text:style-name="T4">ГРАФА МЕТОДОМ ПРИМА </text:span></text:p>
      <text:p text:style-name="P18"/>
      <text:p text:style-name="P19"><text:span text:style-name="T1"><text:s/></text:span></text:p>
      <text:p text:style-name="P6"><text:span text:style-name="T1"><text:s/></text:span></text:p>
      <text:p text:style-name="P5"><text:span text:style-name="T1"><text:s/></text:span></text:p>
      <text:p text:style-name="P6"><text:span text:style-name="T1"><text:s/></text:span></text:p>
      <text:p text:style-name="P5"><text:span text:style-name="T1"><text:s/></text:span></text:p>
      <text:p text:style-name="P8"><text:span text:style-name="T1"><text:s/></text:span></text:p>
      <text:p text:style-name="P9"><text:span text:style-name="T1"><text:s/></text:span></text:p>
      <text:p text:style-name="P20"><text:span text:style-name="T1">Выполнил студент</text:span></text:p>
      <text:p text:style-name="P22"><text:span text:style-name="T1">326ст группы <text:s text:c="2"/></text:span><text:span text:style-name="T2">Лаворчук В. И.</text:span></text:p>
      <text:p text:style-name="P20"><text:span text:style-name="T1">Проверила</text:span></text:p>
      <text:p text:style-name="P20"><text:span text:style-name="T1">Елизева А.В. </text:span></text:p>
      <text:p text:style-name="P21"><text:span text:style-name="T1"><text:s/></text:span></text:p>
      <text:p text:style-name="P8"><text:span text:style-name="T1"><text:s/></text:span></text:p>
      <text:p text:style-name="P5"><text:span text:style-name="T1"><text:s/></text:span></text:p>
      <text:p text:style-name="P6"><text:span text:style-name="T1"><text:s/></text:span></text:p>
      <text:p text:style-name="P10"><text:span text:style-name="T1">Харьков 2015</text:span></text:p>
      <text:p text:style-name="P4"/>
      <text:p text:style-name="P23"><text:soft-page-break/></text:p>
      <text:p text:style-name="P7"><text:span text:style-name="T3">Цель работы: </text:span></text:p>
      <text:list xml:id="list6810162181386873881" text:style-name="WWNum1">
        <text:list-item>
          <text:p text:style-name="P24"><text:span text:style-name="T1">Изучение алгоритма Прима построения кратчайшего дерева. </text:span></text:p>
        </text:list-item>
        <text:list-item>
          <text:p text:style-name="P25"><text:span text:style-name="T1">Исследование алгоритма на ЭВМ. </text:span></text:p>
        </text:list-item>
        <text:list-item>
          <text:p text:style-name="P26"><text:span text:style-name="T1">Оценка сложности алгоритма по трудоемкости и памяти. </text:span></text:p>
        </text:list-item>
      </text:list>
      <text:p text:style-name="P11"><text:span text:style-name="T1"><text:s/></text:span></text:p>
      <text:p text:style-name="P28"><text:span text:style-name="T4">Теоретическое введение </text:span></text:p>
      <text:p text:style-name="P29"><text:span text:style-name="T1">Пусть задан граф G = (V,E) , ребрам которого приписаны некоторые веса (стоимости). Требуется построить его остовное дерево T(V,E) минимального веса. </text:span></text:p>
      <text:list xml:id="list4812114605089115611" text:style-name="WWNum2">
        <text:list-item>
          <text:p text:style-name="P27"><text:span text:style-name="T1">Вначале все вершины графа считаются непомеченными. Выбираем любую вершину, с которой будем строить дерево минимального веса, и помечаем ее знаком + . </text:span></text:p>
        </text:list-item>
        <text:list-item>
          <text:p text:style-name="P27"><text:span text:style-name="T1">Выбираем все ребра, соединяющие V-любую непомеченную вершину с U- любой помеченной. Среди этих ребер находим ребро, имеющее минимальный вес. </text:span></text:p>
        </text:list-item>
        <text:list-item>
          <text:p text:style-name="P27"><text:span text:style-name="T1">Выполняем следующие действия: </text:span></text:p>
        </text:list-item>
      </text:list>
      <text:p text:style-name="P31"><text:span text:style-name="T1">а) ребро (V,U) , имеющее минимальный вес, добавляем к дереву T; </text:span></text:p>
      <text:p text:style-name="P31"><text:span text:style-name="T1">б) вершину U помечаем знаком + . </text:span></text:p>
      <text:list xml:id="list224234737497225" text:continue-numbering="true" text:style-name="WWNum2">
        <text:list-item>
          <text:p text:style-name="P27"><text:span text:style-name="T1">Все вершины помечены? Если нет – переходим к п. 2, если да – следуем далее. </text:span></text:p>
        </text:list-item>
        <text:list-item>
          <text:p text:style-name="P27"><text:span text:style-name="T1">Построенное дерево T является искомым деревом минимального веса. </text:span></text:p>
        </text:list-item>
      </text:list>
      <text:p text:style-name="P12"><text:span text:style-name="T1"><text:s/></text:span></text:p>
      <text:p text:style-name="P12"><text:span text:style-name="T5"><text:s/><text:tab/></text:span><text:span text:style-name="T1"> </text:span></text:p>
      <text:p text:style-name="P32"><text:span text:style-name="T4">Ход работы </text:span></text:p>
      <text:p text:style-name="P14"><text:span text:style-name="T1"><text:s/></text:span></text:p>
      <text:p text:style-name="P15"><text:span text:style-name="apple-converted-space"><text:span text:style-name="T10">* * * * * * * * * * * * * * * * * * * * * * * * * * * * * * * * * * *</text:span></text:span></text:p>
      <text:p text:style-name="P16"><text:span text:style-name="apple-converted-space"><text:span text:style-name="T10"></text:span></text:span></text:p>
      <text:p text:style-name="P16"><text:span text:style-name="apple-converted-space"><text:span text:style-name="T10"><text:s text:c="9"/>О С Н О В Ы <text:s text:c="3"/>Т Е О Р И И <text:s text:c="3"/>А Л Г О Р И Т М О В</text:span></text:span></text:p>
      <text:p text:style-name="P16"><text:span text:style-name="apple-converted-space"><text:span text:style-name="T10"></text:span></text:span></text:p>
      <text:p text:style-name="P16"><text:span text:style-name="apple-converted-space"><text:span text:style-name="T10"><text:s text:c="9"/>Л А Б О Р А Т О Р Н А Я <text:s text:c="3"/>Р А Б О Т А <text:s text:c="3"/>N# 6</text:span></text:span></text:p>
      <text:p text:style-name="P16"><text:span text:style-name="apple-converted-space"><text:span text:style-name="T10"></text:span></text:span></text:p>
      <text:p text:style-name="P16"><text:span text:style-name="apple-converted-space"><text:span text:style-name="T10"><text:s text:c="2"/>ПОСТРОЕНИЕ КРАТЧАЙШЕГО ДЕРЕВА ЗАДАННОГО ГРАФА ( АЛГОРИТМ ПРИМА )</text:span></text:span></text:p>
      <text:p text:style-name="P16"><text:span text:style-name="apple-converted-space"><text:span text:style-name="T10">* * * * * * * * * * * * * * * * * * * * * * * * * * * * * * * * * * *</text:span></text:span></text:p>
      <text:p text:style-name="P16"><text:soft-page-break/><text:span text:style-name="apple-converted-space"><text:span text:style-name="T10"></text:span></text:span></text:p>
      <text:p text:style-name="P16"><text:span text:style-name="apple-converted-space"><text:span text:style-name="T10">Список узлов сети с параметрами</text:span></text:span></text:p>
      <text:p text:style-name="P16"><text:span text:style-name="apple-converted-space"><text:span text:style-name="T10"><text:s/>10 <text:s/>-количество вершин</text:span></text:span></text:p>
      <text:p text:style-name="P16"><text:span text:style-name="apple-converted-space"><text:span text:style-name="T10"></text:span></text:span></text:p>
      <text:p text:style-name="P16"><text:span text:style-name="apple-converted-space"><text:span text:style-name="T10">Список линий связи с параметрами</text:span></text:span></text:p>
      <text:p text:style-name="P16"><text:span text:style-name="apple-converted-space"><text:span text:style-name="T10"><text:s/>34 <text:s/>-число ребер исходного графа</text:span></text:span></text:p>
      <text:p text:style-name="P16"><text:span text:style-name="apple-converted-space"><text:span text:style-name="T10"></text:span></text:span></text:p>
      <text:p text:style-name="P16"><text:span text:style-name="apple-converted-space"><text:span text:style-name="T10"><text:s text:c="7"/>ИСХОДНЫЕ ДАННЫЕ</text:span></text:span></text:p>
      <text:p text:style-name="P16"><text:span text:style-name="apple-converted-space"><text:span text:style-name="T10"></text:span></text:span></text:p>
      <text:p text:style-name="P16"><text:span text:style-name="apple-converted-space"><text:span text:style-name="T10"><text:s text:c="5"/>МАТРИЦА СТОИМОСТЕЙ</text:span></text:span></text:p>
      <text:p text:style-name="P16"><text:span text:style-name="apple-converted-space"><text:span text:style-name="T10">┌───────┬─────┬─────┬──────┐ </text:span></text:span></text:p>
      <text:p text:style-name="P16"><text:span text:style-name="apple-converted-space"><text:span text:style-name="T10">│N ребра│ ОТ <text:s/>│ ДО <text:s/>│ ВЕС <text:s/>│ </text:span></text:span></text:p>
      <text:p text:style-name="P16"><text:span text:style-name="apple-converted-space"><text:span text:style-name="T10">├───────┼─────┼─────┼──────┤ </text:span></text:span></text:p>
      <text:p text:style-name="P16"><text:span text:style-name="apple-converted-space"><text:span text:style-name="T10">│ <text:s text:c="2"/>1 <text:s text:c="2"/>│ <text:s/>1 <text:s/>│ <text:s/>2 <text:s/>│ <text:s/>23 <text:s/>│</text:span></text:span></text:p>
      <text:p text:style-name="P16"><text:span text:style-name="apple-converted-space"><text:span text:style-name="T10">│ <text:s text:c="2"/>2 <text:s text:c="2"/>│ <text:s/>1 <text:s/>│ <text:s/>3 <text:s/>│ <text:s text:c="2"/>8 <text:s/>│</text:span></text:span></text:p>
      <text:p text:style-name="P16"><text:span text:style-name="apple-converted-space"><text:span text:style-name="T10">│ <text:s text:c="2"/>3 <text:s text:c="2"/>│ <text:s/>1 <text:s/>│ <text:s/>4 <text:s/>│ <text:s/>15 <text:s/>│</text:span></text:span></text:p>
      <text:p text:style-name="P16"><text:span text:style-name="apple-converted-space"><text:span text:style-name="T10">│ <text:s text:c="2"/>4 <text:s text:c="2"/>│ <text:s/>1 <text:s/>│ <text:s/>5 <text:s/>│ <text:s/>10 <text:s/>│</text:span></text:span></text:p>
      <text:p text:style-name="P16"><text:span text:style-name="apple-converted-space"><text:span text:style-name="T10">│ <text:s text:c="2"/>5 <text:s text:c="2"/>│ <text:s/>1 <text:s/>│ <text:s/>7 <text:s/>│ <text:s text:c="2"/>5 <text:s/>│</text:span></text:span></text:p>
      <text:p text:style-name="P16"><text:span text:style-name="apple-converted-space"><text:span text:style-name="T10">│ <text:s text:c="2"/>6 <text:s text:c="2"/>│ <text:s/>1 <text:s/>│ <text:s/>8 <text:s/>│ <text:s/>11 <text:s/>│</text:span></text:span></text:p>
      <text:p text:style-name="P16"><text:span text:style-name="apple-converted-space"><text:span text:style-name="T10">│ <text:s text:c="2"/>7 <text:s text:c="2"/>│ <text:s/>1 <text:s/>│ 10 <text:s/>│ <text:s text:c="2"/>6 <text:s/>│</text:span></text:span></text:p>
      <text:p text:style-name="P16"><text:span text:style-name="apple-converted-space"><text:span text:style-name="T10">│ <text:s text:c="2"/>8 <text:s text:c="2"/>│ <text:s/>2 <text:s/>│ <text:s/>3 <text:s/>│ <text:s/>14 <text:s/>│</text:span></text:span></text:p>
      <text:p text:style-name="P16"><text:span text:style-name="apple-converted-space"><text:span text:style-name="T10">│ <text:s text:c="2"/>9 <text:s text:c="2"/>│ <text:s/>2 <text:s/>│ <text:s/>5 <text:s/>│ <text:s/>17 <text:s/>│</text:span></text:span></text:p>
      <text:p text:style-name="P16"><text:span text:style-name="apple-converted-space"><text:span text:style-name="T10">│ <text:s/>10 <text:s text:c="2"/>│ <text:s/>2 <text:s/>│ <text:s/>6 <text:s/>│ <text:s text:c="2"/>7 <text:s/>│</text:span></text:span></text:p>
      <text:p text:style-name="P16"><text:span text:style-name="apple-converted-space"><text:span text:style-name="T10">│ <text:s/>11 <text:s text:c="2"/>│ <text:s/>2 <text:s/>│ <text:s/>7 <text:s/>│ <text:s/>13 <text:s/>│</text:span></text:span></text:p>
      <text:p text:style-name="P16"><text:span text:style-name="apple-converted-space"><text:span text:style-name="T10">│ <text:s/>12 <text:s text:c="2"/>│ <text:s/>2 <text:s/>│ <text:s/>8 <text:s/>│ <text:s/>10 <text:s/>│</text:span></text:span></text:p>
      <text:p text:style-name="P16"><text:span text:style-name="apple-converted-space"><text:span text:style-name="T10">│ <text:s/>13 <text:s text:c="2"/>│ <text:s/>2 <text:s/>│ 10 <text:s/>│ <text:s text:c="2"/>8 <text:s/>│</text:span></text:span></text:p>
      <text:p text:style-name="P16"><text:span text:style-name="apple-converted-space"><text:span text:style-name="T10">│ <text:s/>14 <text:s text:c="2"/>│ <text:s/>3 <text:s/>│ <text:s/>4 <text:s/>│ <text:s/>11 <text:s/>│</text:span></text:span></text:p>
      <text:p text:style-name="P16"><text:span text:style-name="apple-converted-space"><text:span text:style-name="T10">│ <text:s/>15 <text:s text:c="2"/>│ <text:s/>3 <text:s/>│ <text:s/>5 <text:s/>│ <text:s/>15 <text:s/>│</text:span></text:span></text:p>
      <text:p text:style-name="P16"><text:span text:style-name="apple-converted-space"><text:span text:style-name="T10">│ <text:s/>16 <text:s text:c="2"/>│ <text:s/>3 <text:s/>│ <text:s/>7 <text:s/>│ <text:s text:c="2"/>1 <text:s/>│</text:span></text:span></text:p>
      <text:p text:style-name="P16"><text:span text:style-name="apple-converted-space"><text:span text:style-name="T10">│ <text:s/>17 <text:s text:c="2"/>│ <text:s/>3 <text:s/>│ <text:s/>8 <text:s/>│ <text:s text:c="2"/>4 <text:s/>│</text:span></text:span></text:p>
      <text:p text:style-name="P16"><text:span text:style-name="apple-converted-space"><text:span text:style-name="T10">│ <text:s/>18 <text:s text:c="2"/>│ <text:s/>3 <text:s/>│ <text:s/>9 <text:s/>│ <text:s text:c="2"/>3 <text:s/>│</text:span></text:span></text:p>
      <text:p text:style-name="P16"><text:span text:style-name="apple-converted-space"><text:span text:style-name="T10">│ <text:s/>19 <text:s text:c="2"/>│ <text:s/>3 <text:s/>│ 10 <text:s/>│ <text:s/>15 <text:s/>│</text:span></text:span></text:p>
      <text:p text:style-name="P16"><text:span text:style-name="apple-converted-space"><text:span text:style-name="T10">│ <text:s/>20 <text:s text:c="2"/>│ <text:s/>4 <text:s/>│ <text:s/>5 <text:s/>│ <text:s/>10 <text:s/>│</text:span></text:span></text:p>
      <text:p text:style-name="P16"><text:span text:style-name="apple-converted-space"><text:span text:style-name="T10">│ <text:s/>21 <text:s text:c="2"/>│ <text:s/>4 <text:s/>│ <text:s/>6 <text:s/>│ <text:s text:c="2"/>5 <text:s/>│</text:span></text:span></text:p>
      <text:p text:style-name="P16"><text:span text:style-name="apple-converted-space"><text:span text:style-name="T10">│ <text:s/>22 <text:s text:c="2"/>│ <text:s/>4 <text:s/>│ <text:s/>7 <text:s/>│ <text:s/>28 <text:s/>│</text:span></text:span></text:p>
      <text:p text:style-name="P16"><text:span text:style-name="apple-converted-space"><text:span text:style-name="T10">│ <text:s/>23 <text:s text:c="2"/>│ <text:s/>4 <text:s/>│ <text:s/>8 <text:s/>│ <text:s text:c="2"/>2 <text:s/>│</text:span></text:span></text:p>
      <text:p text:style-name="P16"><text:span text:style-name="apple-converted-space"><text:span text:style-name="T10">│ <text:s/>24 <text:s text:c="2"/>│ <text:s/>4 <text:s/>│ 10 <text:s/>│ <text:s/>17 <text:s/>│</text:span></text:span></text:p>
      <text:p text:style-name="P16"><text:span text:style-name="apple-converted-space"><text:span text:style-name="T10">│ <text:s/>25 <text:s text:c="2"/>│ <text:s/>5 <text:s/>│ <text:s/>6 <text:s/>│ <text:s/>29 <text:s/>│</text:span></text:span></text:p>
      <text:p text:style-name="P16"><text:span text:style-name="apple-converted-space"><text:span text:style-name="T10">│ <text:s/>26 <text:s text:c="2"/>│ <text:s/>5 <text:s/>│ <text:s/>7 <text:s/>│ <text:s text:c="2"/>9 <text:s/>│</text:span></text:span></text:p>
      <text:p text:style-name="P16"><text:span text:style-name="apple-converted-space"><text:span text:style-name="T10">│ <text:s/>27 <text:s text:c="2"/>│ <text:s/>5 <text:s/>│ <text:s/>8 <text:s/>│ <text:s text:c="2"/>3 <text:s/>│</text:span></text:span></text:p>
      <text:p text:style-name="P16"><text:span text:style-name="apple-converted-space"><text:span text:style-name="T10">│ <text:s/>28 <text:s text:c="2"/>│ <text:s/>5 <text:s/>│ <text:s/>9 <text:s/>│ <text:s text:c="2"/>1 <text:s/>│</text:span></text:span></text:p>
      <text:p text:style-name="P16"><text:span text:style-name="apple-converted-space"><text:span text:style-name="T10">│ <text:s/>29 <text:s text:c="2"/>│ <text:s/>6 <text:s/>│ <text:s/>7 <text:s/>│ <text:s text:c="2"/>8 <text:s/>│</text:span></text:span></text:p>
      <text:p text:style-name="P16"><text:span text:style-name="apple-converted-space"><text:span text:style-name="T10">│ <text:s/>30 <text:s text:c="2"/>│ <text:s/>6 <text:s/>│ <text:s/>8 <text:s/>│ <text:s/>13 <text:s/>│</text:span></text:span></text:p>
      <text:p text:style-name="P16"><text:span text:style-name="apple-converted-space"><text:span text:style-name="T10">│ <text:s/>31 <text:s text:c="2"/>│ <text:s/>6 <text:s/>│ 10 <text:s/>│ <text:s text:c="2"/>7 <text:s/>│</text:span></text:span></text:p>
      <text:p text:style-name="P16"><text:span text:style-name="apple-converted-space"><text:span text:style-name="T10">│ <text:s/>32 <text:s text:c="2"/>│ <text:s/>7 <text:s/>│ <text:s/>8 <text:s/>│ <text:s text:c="2"/>8 <text:s/>│</text:span></text:span></text:p>
      <text:p text:style-name="P16"><text:span text:style-name="apple-converted-space"><text:span text:style-name="T10">│ <text:s/>33 <text:s text:c="2"/>│ <text:s/>7 <text:s/>│ 10 <text:s/>│ <text:s text:c="2"/>5 <text:s/>│</text:span></text:span></text:p>
      <text:p text:style-name="P16"><text:span text:style-name="apple-converted-space"><text:span text:style-name="T10">│ <text:s/>34 <text:s text:c="2"/>│ <text:s/>8 <text:s/>│ <text:s/>9 <text:s/>│ <text:s/>12 <text:s/>│</text:span></text:span></text:p>
      <text:p text:style-name="P16"><text:span text:style-name="apple-converted-space"><text:span text:style-name="T10">└───────┴─────┴─────┴──────┘ </text:span></text:span></text:p>
      <text:p text:style-name="P16"><text:span text:style-name="apple-converted-space"><text:span text:style-name="T10"></text:span></text:span></text:p>
      <text:p text:style-name="P16"><text:span text:style-name="apple-converted-space"><text:span text:style-name="T10">┌────┬─────────────────────────────────────────┐</text:span></text:span></text:p>
      <text:p text:style-name="P16"><text:span text:style-name="apple-converted-space"><text:span text:style-name="T10">│ <text:s/>N │ <text:s/>1 <text:s text:c="2"/>2 <text:s text:c="2"/>3 <text:s text:c="2"/>4 <text:s text:c="2"/>5 <text:s text:c="2"/>6 <text:s text:c="2"/>7 <text:s text:c="2"/>8 <text:s text:c="2"/>9 <text:s text:c="2"/>10 │</text:span></text:span></text:p>
      <text:p text:style-name="P16"><text:span text:style-name="apple-converted-space"><text:span text:style-name="T10">├────┼─────────────────────────────────────────┤</text:span></text:span></text:p>
      <text:p text:style-name="P16"><text:span text:style-name="apple-converted-space"><text:span text:style-name="T10">│ <text:s/>1 │ 999 <text:s/>23 <text:s text:c="2"/>8 <text:s/>15 <text:s/>10 999 <text:s text:c="2"/>5 <text:s/>11 999 <text:s text:c="2"/>6 │</text:span></text:span></text:p>
      <text:p text:style-name="P16"><text:span text:style-name="apple-converted-space"><text:span text:style-name="T10">│ <text:s/>2 │ <text:s/>23 999 <text:s/>14 999 <text:s/>17 <text:s text:c="2"/>7 <text:s/>13 <text:s/>10 999 <text:s text:c="2"/>8 │</text:span></text:span></text:p>
      <text:p text:style-name="P16"><text:span text:style-name="apple-converted-space"><text:span text:style-name="T10">│ <text:s/>3 │ <text:s text:c="2"/>8 <text:s/>14 999 <text:s/>11 <text:s/>15 999 <text:s text:c="2"/>1 <text:s text:c="2"/>4 <text:s text:c="2"/>3 <text:s/>15 │</text:span></text:span></text:p>
      <text:p text:style-name="P16"><text:span text:style-name="apple-converted-space"><text:span text:style-name="T10">│ <text:s/>4 │ <text:s/>15 999 <text:s/>11 999 <text:s/>10 <text:s text:c="2"/>5 <text:s/>28 <text:s text:c="2"/>2 999 <text:s/>17 │</text:span></text:span></text:p>
      <text:p text:style-name="P16"><text:span text:style-name="apple-converted-space"><text:span text:style-name="T10">│ <text:s/>5 │ <text:s/>10 <text:s/>17 <text:s/>15 <text:s/>10 999 <text:s/>29 <text:s text:c="2"/>9 <text:s text:c="2"/>3 <text:s text:c="2"/>1 999 │</text:span></text:span></text:p>
      <text:p text:style-name="P16"><text:span text:style-name="apple-converted-space"><text:span text:style-name="T10">│ <text:s/>6 │ 999 <text:s text:c="2"/>7 999 <text:s text:c="2"/>5 <text:s/>29 999 <text:s text:c="2"/>8 <text:s/>13 999 <text:s text:c="2"/>7 │</text:span></text:span></text:p>
      <text:p text:style-name="P16"><text:span text:style-name="apple-converted-space"><text:span text:style-name="T10">│ <text:s/>7 │ <text:s text:c="2"/>5 <text:s/>13 <text:s text:c="2"/>1 <text:s/>28 <text:s text:c="2"/>9 <text:s text:c="2"/>8 999 <text:s text:c="2"/>8 999 <text:s text:c="2"/>5 │</text:span></text:span></text:p>
      <text:p text:style-name="P16"><text:span text:style-name="apple-converted-space"><text:span text:style-name="T10">│ <text:s/>8 │ <text:s/>11 <text:s/>10 <text:s text:c="2"/>4 <text:s text:c="2"/>2 <text:s text:c="2"/>3 <text:s/>13 <text:s text:c="2"/>8 999 <text:s/>12 999 │</text:span></text:span></text:p>
      <text:p text:style-name="P16"><text:span text:style-name="apple-converted-space"><text:span text:style-name="T10">│ <text:s/>9 │ 999 999 <text:s text:c="2"/>3 999 <text:s text:c="2"/>1 999 999 <text:s/>12 999 999 │</text:span></text:span></text:p>
      <text:p text:style-name="P16"><text:span text:style-name="apple-converted-space"><text:span text:style-name="T10">│ 10 │ <text:s text:c="2"/>6 <text:s text:c="2"/>8 <text:s/>15 <text:s/>17 999 <text:s text:c="2"/>7 <text:s text:c="2"/>5 999 999 999 │</text:span></text:span></text:p>
      <text:p text:style-name="P16"><text:soft-page-break/><text:span text:style-name="apple-converted-space"><text:span text:style-name="T10">└────┴─────────────────────────────────────────┘</text:span></text:span></text:p>
      <text:p text:style-name="P16"><text:span text:style-name="apple-converted-space"><text:span text:style-name="T10"></text:span></text:span></text:p>
      <text:p text:style-name="P16"><text:span text:style-name="apple-converted-space"><text:span text:style-name="T10">КОЛИЧЕСТВО ВЕРШИН= 10 </text:span></text:span></text:p>
      <text:p text:style-name="P16"><text:span text:style-name="apple-converted-space"><text:span text:style-name="T10">КОЛИЧЕСТВО РЕБЕР ОСТОВНОГО ДЕРЕВА= 9 </text:span></text:span></text:p>
      <text:p text:style-name="P16"><text:span text:style-name="apple-converted-space"><text:span text:style-name="T10"></text:span></text:span></text:p>
      <text:p text:style-name="P16"><text:span text:style-name="apple-converted-space"><text:span text:style-name="T10"><text:s text:c="12"/>Р Е З У Л Ь Т А Т Ы</text:span></text:span></text:p>
      <text:p text:style-name="P16"><text:span text:style-name="apple-converted-space"><text:span text:style-name="T10">┌───────────────────────────────────────────┬─────┬─────────────┬─────┐</text:span></text:span></text:p>
      <text:p text:style-name="P16"><text:span text:style-name="apple-converted-space"><text:span text:style-name="T10">│ <text:s text:c="2"/>1 <text:s text:c="2"/>2 <text:s text:c="2"/>3 <text:s text:c="2"/>4 <text:s text:c="2"/>5 <text:s text:c="2"/>6 <text:s text:c="2"/>7 <text:s text:c="2"/>8 <text:s text:c="2"/>9 <text:s/>10 <text:s text:c="2"/>│НОВАЯ│ ( ОТ , ДО ) │ ВЕС │</text:span></text:span></text:p>
      <text:p text:style-name="P16"><text:span text:style-name="apple-converted-space"><text:span text:style-name="T10">│ <text:s text:c="42"/>│верш.│ <text:s text:c="12"/>│ <text:s text:c="4"/>│</text:span></text:span></text:p>
      <text:p text:style-name="P16"><text:span text:style-name="apple-converted-space"><text:span text:style-name="T10">├───────────────────────────────────────────┼─────┼─────────────┼─────┤</text:span></text:span></text:p>
      <text:p text:style-name="P16"><text:span text:style-name="apple-converted-space"><text:span text:style-name="T10">│ <text:s/>*** <text:s/>23 <text:s text:c="2"/>8 <text:s/>15 <text:s/>10 *** <text:s text:c="2"/>5 <text:s/>11 *** <text:s text:c="2"/>6 <text:s/>│ <text:s text:c="2"/>7 │ ( <text:s/>7 <text:s text:c="3"/>1 ) │ <text:s text:c="2"/>5 │</text:span></text:span></text:p>
      <text:p text:style-name="P16"><text:span text:style-name="apple-converted-space"><text:span text:style-name="T10">│ <text:s/>*** <text:s/>13 <text:s text:c="2"/>1 <text:s/>15 <text:s text:c="2"/>9 <text:s text:c="2"/>8 *** <text:s text:c="2"/>8 *** <text:s text:c="2"/>5 <text:s/>│ <text:s text:c="2"/>3 │ ( <text:s/>3 <text:s text:c="3"/>7 ) │ <text:s text:c="2"/>1 │</text:span></text:span></text:p>
      <text:p text:style-name="P16"><text:span text:style-name="apple-converted-space"><text:span text:style-name="T10">│ <text:s/>*** <text:s/>13 *** <text:s/>11 <text:s text:c="2"/>9 <text:s text:c="2"/>8 *** <text:s text:c="2"/>4 <text:s text:c="2"/>3 <text:s text:c="2"/>5 <text:s/>│ <text:s text:c="2"/>9 │ ( <text:s/>9 <text:s text:c="3"/>3 ) │ <text:s text:c="2"/>3 │</text:span></text:span></text:p>
      <text:p text:style-name="P16"><text:span text:style-name="apple-converted-space"><text:span text:style-name="T10">│ <text:s/>*** <text:s/>13 *** <text:s/>11 <text:s text:c="2"/>1 <text:s text:c="2"/>8 *** <text:s text:c="2"/>4 *** <text:s text:c="2"/>5 <text:s/>│ <text:s text:c="2"/>5 │ ( <text:s/>5 <text:s text:c="3"/>9 ) │ <text:s text:c="2"/>1 │</text:span></text:span></text:p>
      <text:p text:style-name="P16"><text:span text:style-name="apple-converted-space"><text:span text:style-name="T10">│ <text:s/>*** <text:s/>13 *** <text:s/>10 *** <text:s text:c="2"/>8 *** <text:s text:c="2"/>3 *** <text:s text:c="2"/>5 <text:s/>│ <text:s text:c="2"/>8 │ ( <text:s/>8 <text:s text:c="3"/>5 ) │ <text:s text:c="2"/>3 │</text:span></text:span></text:p>
      <text:p text:style-name="P16"><text:span text:style-name="apple-converted-space"><text:span text:style-name="T10">│ <text:s/>*** <text:s/>10 *** <text:s text:c="2"/>2 *** <text:s text:c="2"/>8 *** *** *** <text:s text:c="2"/>5 <text:s/>│ <text:s text:c="2"/>4 │ ( <text:s/>4 <text:s text:c="3"/>8 ) │ <text:s text:c="2"/>2 │</text:span></text:span></text:p>
      <text:p text:style-name="P16"><text:span text:style-name="apple-converted-space"><text:span text:style-name="T10">│ <text:s/>*** <text:s/>10 *** *** *** <text:s text:c="2"/>5 *** *** *** <text:s text:c="2"/>5 <text:s/>│ <text:s/>10 │ ( 10 <text:s text:c="3"/>7 ) │ <text:s text:c="2"/>5 │</text:span></text:span></text:p>
      <text:p text:style-name="P16"><text:span text:style-name="apple-converted-space"><text:span text:style-name="T10">│ <text:s/>*** <text:s text:c="2"/>8 *** *** *** <text:s text:c="2"/>5 *** *** *** *** <text:s/>│ <text:s text:c="2"/>6 │ ( <text:s/>6 <text:s text:c="3"/>4 ) │ <text:s text:c="2"/>5 │</text:span></text:span></text:p>
      <text:p text:style-name="P16"><text:span text:style-name="apple-converted-space"><text:span text:style-name="T10">│ <text:s/>*** <text:s text:c="2"/>7 *** *** *** *** *** *** *** *** <text:s/>│ <text:s text:c="2"/>2 │ ( <text:s/>2 <text:s text:c="3"/>6 ) │ <text:s text:c="2"/>7 │</text:span></text:span></text:p>
      <text:p text:style-name="P16"><text:span text:style-name="apple-converted-space"><text:span text:style-name="T10">└───────────────────────────────────────────┴─────┴─────────────┴─────┘</text:span></text:span></text:p>
      <text:p text:style-name="P16"><text:span text:style-name="apple-converted-space"><text:span text:style-name="T10"></text:span></text:span></text:p>
      <text:p text:style-name="P16"><text:span text:style-name="apple-converted-space"><text:span text:style-name="T10">ОБЩИЙ <text:s/>ВЕС <text:s/>ОСТОВНОГО <text:s/>ДЕРЕВА = <text:s/>32 </text:span></text:span></text:p>
      <text:p text:style-name="P30"><text:span text:style-name="T4">Выводы: </text:span></text:p>
      <text:p text:style-name="P13"><text:span text:style-name="T1">В ходе выполнения данной лабораторной работы я изучил</text:span><text:bookmark text:name="_GoBack"/><text:span text:style-name="T1"> метод построения остовных деревьев минимального веса. Исследовал алгоритм Прима и применил его на практике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7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2.1272in" fo:margin-right="0in" fo:margin-top="0in" fo:margin-bottom="0.0035in" style:contextual-spacing="false" fo:line-height="102%" fo:text-align="start" style:justify-single-word="false" fo:orphans="2" fo:widows="2" fo:hyphenation-ladder-count="no-limit" fo:text-indent="-0.0071in" style:auto-text-indent="false" style:writing-mode="lr-tb"/>
      <style:text-properties fo:color="#000000" style:font-name="Courier New" fo:font-family="'Courier New'" style:font-family-generic="roman" style:font-pitch="variable" fo:font-size="10.5pt" style:font-name-asian="Courier New1" style:font-family-asian="'Courier New'" style:font-family-generic-asian="system" style:font-pitch-asian="variable" style:font-size-asian="10.5pt" style:language-asian="ru" style:country-asian="RU" style:font-name-complex="Courier New1" style:font-family-complex="'Courier New'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Основний_20_текст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" style:family="paragraph" style:parent-style-name="Standard" style:default-outline-level="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Основний_20_текст" style:display-name="Основний текст" style:family="paragraph" style:parent-style-name="Standard" style:default-outline-level="">
      <style:paragraph-properties fo:margin-top="0in" fo:margin-bottom="0.0972in" style:contextual-spacing="false" fo:line-height="120%"/>
    </style:style>
    <style:style style:name="Розділ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Покажчик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a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style:text-position="0% 100%" style:font-name="Times New Roman" fo:font-family="'Times New Roman'" style:font-family-generic="roman" style:font-pitch="variable" fo:font-size="14pt" fo:font-style="normal" fo:background-color="#ffffff" style:font-name-asian="Times New Roman1" style:font-family-asian="'Times New Roman'" style:font-family-generic-asian="system" style:font-pitch-asian="variable" style:font-size-asian="14pt" style:font-style-asian="normal" style:font-name-complex="Times New Roman1" style:font-family-complex="'Times New Roman'" style:font-family-generic-complex="system" style:font-pitch-complex="variable" style:font-size-complex="14pt"/>
    </style:style>
    <style:style style:name="apple-converted-space" style:family="text" style:parent-style-name="Default_20_Paragraph_20_Font"/>
    <style:style style:name="ListLabel_20_2" style:display-name="ListLabel 2" style:family="text">
      <style:text-properties style:text-line-through-style="none" style:text-line-through-type="none" style:text-position="0% 100%" fo:font-size="14pt" fo:font-style="normal" style:text-underline-style="none" fo:font-weight="normal" fo:background-color="#ffffff" style:font-size-asian="14pt" style:font-style-asian="normal" style:font-weight-asian="norma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2484in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format="i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4" text:style-name="ListLabel_20_2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" style:num-format="a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" style:num-format="i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7" text:style-name="ListLabel_20_2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" style:num-format="a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" style:num-format="i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format="i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4" text:style-name="ListLabel_20_2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" style:num-format="a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" style:num-format="i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7" text:style-name="ListLabel_20_2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" style:num-format="a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" style:num-format="i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272in" fo:margin-bottom="0.8528in" fo:margin-left="0.9854in" fo:margin-right="0.5866in" style:writing-mode="lr-tb" style:layout-grid-color="#c0c0c0" style:layout-grid-lines="6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</meta:initial-creator>
    <meta:editing-cycles>7</meta:editing-cycles>
    <meta:creation-date>2014-10-12T08:59:00</meta:creation-date>
    <dc:date>2015-10-21T22:42:33.221561214</dc:date>
    <dc:language>uk-UA</dc:language>
    <meta:editing-duration>PT2M1S</meta:editing-duration>
    <meta:generator>LibreOffice/4.2.8.2$Linux_X86_64 LibreOffice_project/420m0$Build-2</meta:generator>
    <meta:print-date>2015-10-21T22:39:02.833616160</meta:print-date>
    <meta:document-statistic meta:table-count="0" meta:image-count="0" meta:object-count="0" meta:page-count="4" meta:paragraph-count="140" meta:word-count="1051" meta:character-count="4819" meta:non-whitespace-character-count="2974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